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roid Serif" svg:font-family="Droid Serif" style:font-family-generic="system" style:font-pitch="variable"/>
    <style:font-face style:name="Oswald" svg:font-family="Oswald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</style:style>
    <style:style style:name="P3" style:parent-style-name="Subtitle" style:family="paragraph">
      <style:paragraph-properties fo:margin-top="0in"/>
    </style:style>
    <style:style style:name="T4" style:parent-style-name="DefaultParagraphFont" style:family="text"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 fo:margin-top="0in" fo:line-height="100%"/>
    </style:style>
    <style:style style:name="P6" style:parent-style-name="Standard" style:family="paragraph">
      <style:paragraph-properties fo:text-align="center" fo:margin-top="0.2222in" fo:margin-bottom="0.2222in" fo:line-height="200%"/>
    </style:style>
    <style:style style:name="P7" style:parent-style-name="Standard" style:family="paragraph">
      <style:paragraph-properties fo:text-align="center" fo:margin-top="0in" fo:line-height="100%"/>
    </style:style>
    <style:style style:name="T8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9" style:parent-style-name="Standard" style:family="paragraph">
      <style:paragraph-properties fo:text-align="center" fo:margin-top="0in" fo:line-height="100%"/>
    </style:style>
    <style:style style:name="T10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1" style:parent-style-name="Standard" style:family="paragraph">
      <style:paragraph-properties fo:text-align="center" fo:margin-top="0in" fo:line-height="100%"/>
    </style:style>
    <style:style style:name="T12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3" style:parent-style-name="Standard" style:family="paragraph">
      <style:paragraph-properties fo:text-align="center" fo:margin-top="0in" fo:line-height="100%"/>
    </style:style>
    <style:style style:name="T14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5" style:parent-style-name="Standard" style:family="paragraph">
      <style:paragraph-properties fo:text-align="center" fo:margin-top="0in" fo:line-height="100%"/>
    </style:style>
    <style:style style:name="T16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7" style:parent-style-name="Standard" style:family="paragraph">
      <style:paragraph-properties fo:text-align="center" fo:margin-top="0in" fo:line-height="100%"/>
      <style:text-properties fo:color="#783F04"/>
    </style:style>
    <style:style style:name="P18" style:parent-style-name="Standard" style:family="paragraph">
      <style:paragraph-properties fo:text-align="center" fo:margin-top="0in" fo:line-height="100%"/>
      <style:text-properties fo:color="#783F04"/>
    </style:style>
    <style:style style:name="P19" style:parent-style-name="Standard" style:family="paragraph">
      <style:paragraph-properties fo:text-align="center" fo:margin-top="0in" fo:line-height="100%"/>
      <style:text-properties fo:color="#783F04"/>
    </style:style>
    <style:style style:name="T2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21" style:parent-style-name="NormalWeb" style:family="paragraph">
      <style:paragraph-properties fo:margin-top="0.1388in" fo:margin-bottom="0in" fo:text-indent="0.5in"/>
    </style:style>
    <style:style style:name="T22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3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4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5" style:parent-style-name="DefaultParagraphFont" style:family="text">
      <style:text-properties style:font-name="Droid Serif" fo:color="#666666" fo:font-size="11pt" style:font-size-asian="11pt" style:font-size-complex="11pt"/>
    </style:style>
    <style:style style:name="P26" style:parent-style-name="NormalWeb" style:family="paragraph">
      <style:paragraph-properties fo:margin-top="0.1388in" fo:margin-bottom="0in" fo:text-indent="0.5in"/>
    </style:style>
    <style:style style:name="T27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8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9" style:parent-style-name="DefaultParagraphFont" style:family="text">
      <style:text-properties style:font-name="Droid Serif" fo:color="#666666" fo:font-size="11pt" style:font-size-asian="11pt" style:font-size-complex="11pt"/>
    </style:style>
    <style:style style:name="T3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31" style:parent-style-name="NormalWeb" style:family="paragraph">
      <style:paragraph-properties fo:margin-top="0.0833in" fo:margin-bottom="0in"/>
    </style:style>
    <style:style style:name="T32" style:parent-style-name="DefaultParagraphFont" style:family="text">
      <style:text-properties style:font-name="Droid Serif" fo:font-weight="bold" style:font-weight-asian="bold" style:font-weight-complex="bold" fo:font-style="italic" style:font-style-asian="italic" style:font-style-complex="italic" fo:color="#666666"/>
    </style:style>
    <style:style style:name="P33" style:parent-style-name="NormalWeb" style:family="paragraph">
      <style:paragraph-properties fo:margin-top="0.1388in" fo:margin-bottom="0in" fo:text-indent="0.5in"/>
    </style:style>
    <style:style style:name="T34" style:parent-style-name="DefaultParagraphFont" style:family="text">
      <style:text-properties style:font-name="Droid Serif" fo:color="#666666" fo:font-size="11pt" style:font-size-asian="11pt" style:font-size-complex="11pt"/>
    </style:style>
    <style:style style:name="T35" style:parent-style-name="DefaultParagraphFont" style:family="text">
      <style:text-properties style:font-name="Droid Serif" fo:color="#666666" fo:font-size="11pt" style:font-size-asian="11pt" style:font-size-complex="11pt"/>
    </style:style>
    <style:style style:name="P36" style:parent-style-name="NormalWeb" style:family="paragraph">
      <style:paragraph-properties fo:margin-top="0.1388in" fo:margin-bottom="0in" fo:text-indent="0.5in"/>
    </style:style>
    <style:style style:name="T37" style:parent-style-name="DefaultParagraphFont" style:family="text">
      <style:text-properties style:font-name="Droid Serif" fo:color="#666666" fo:font-size="11pt" style:font-size-asian="11pt" style:font-size-complex="11pt"/>
    </style:style>
    <style:style style:name="T38" style:parent-style-name="DefaultParagraphFont" style:family="text">
      <style:text-properties style:font-name="Droid Serif" fo:color="#666666" fo:font-size="11pt" style:font-size-asian="11pt" style:font-size-complex="11pt"/>
    </style:style>
    <style:style style:name="P39" style:parent-style-name="NormalWeb" style:family="paragraph">
      <style:paragraph-properties fo:margin-top="0.1388in" fo:margin-bottom="0in" fo:text-indent="0.5in"/>
    </style:style>
    <style:style style:name="T40" style:parent-style-name="DefaultParagraphFont" style:family="text">
      <style:text-properties style:font-name="Droid Serif" fo:color="#666666" fo:font-size="11pt" style:font-size-asian="11pt" style:font-size-complex="11pt"/>
    </style:style>
    <style:style style:name="T41" style:parent-style-name="DefaultParagraphFont" style:family="text">
      <style:text-properties style:font-name="Droid Serif" fo:color="#666666" fo:font-size="11pt" style:font-size-asian="11pt" style:font-size-complex="11pt"/>
    </style:style>
    <style:style style:name="P42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3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4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5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6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7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8" style:parent-style-name="NormalWeb" style:family="paragraph">
      <style:paragraph-properties fo:margin-top="0.1388in" fo:margin-bottom="0in" fo:text-indent="0.5in"/>
    </style:style>
    <style:style style:name="P49" style:parent-style-name="NormalWeb" style:family="paragraph">
      <style:paragraph-properties fo:margin-top="0.1388in" fo:margin-bottom="0in"/>
    </style:style>
    <style:style style:name="T50" style:parent-style-name="DefaultParagraphFont" style:family="text">
      <style:text-properties style:font-name="Droid Serif" fo:font-weight="bold" style:font-weight-asian="bold" style:font-weight-complex="bold" fo:font-style="italic" style:font-style-asian="italic" style:font-style-complex="italic" fo:color="#666666"/>
    </style:style>
    <style:style style:name="T51" style:parent-style-name="DefaultParagraphFont" style:family="text">
      <style:text-properties style:font-name="Droid Serif" fo:font-weight="bold" style:font-weight-asian="bold" style:font-weight-complex="bold" fo:color="#666666" fo:font-size="11pt" style:font-size-asian="11pt" style:font-size-complex="11pt"/>
    </style:style>
    <style:style style:name="P52" style:parent-style-name="NormalWeb" style:family="paragraph">
      <style:paragraph-properties fo:margin-top="0.1388in" fo:margin-bottom="0in" fo:text-indent="0.5in"/>
    </style:style>
    <style:style style:name="T53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4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5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6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Web" style:family="paragraph">
      <style:paragraph-properties fo:margin-top="0.1388in" fo:margin-bottom="0in" fo:text-indent="0.5in"/>
    </style:style>
    <style:style style:name="T59" style:parent-style-name="DefaultParagraphFont" style:family="text">
      <style:text-properties style:font-name="Droid Serif" fo:color="#666666" fo:font-size="11pt" style:font-size-asian="11pt" style:font-size-complex="11pt"/>
    </style:style>
    <style:style style:name="T60" style:parent-style-name="DefaultParagraphFont" style:family="text">
      <style:text-properties style:font-name="Droid Serif" fo:color="#666666" fo:font-size="11pt" style:font-size-asian="11pt" style:font-size-complex="11pt"/>
    </style:style>
    <style:style style:name="P61" style:parent-style-name="NormalWeb" style:family="paragraph">
      <style:paragraph-properties fo:margin-top="0.1388in" fo:margin-bottom="0in"/>
    </style:style>
    <style:style style:name="T62" style:parent-style-name="DefaultParagraphFont" style:family="text">
      <style:text-properties style:font-name="Droid Serif" fo:color="#666666" fo:font-size="11pt" style:font-size-asian="11pt" style:font-size-complex="11pt"/>
    </style:style>
    <style:style style:name="P63" style:parent-style-name="NormalWeb" style:family="paragraph">
      <style:paragraph-properties style:vertical-align="baseline" fo:margin-top="0.1388in" fo:margin-bottom="0in"/>
      <style:text-properties style:font-name="Droid Serif" fo:color="#666666" fo:font-size="11pt" style:font-size-asian="11pt" style:font-size-complex="11pt"/>
    </style:style>
    <style:style style:name="P64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65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66" style:parent-style-name="Normal" style:family="paragraph">
      <style:paragraph-properties fo:text-align="center" fo:margin-left="0.25in">
        <style:tab-stops/>
      </style:paragraph-properties>
    </style:style>
    <style:style style:name="P67" style:parent-style-name="NormalWeb" style:family="paragraph">
      <style:paragraph-properties fo:margin-top="0.1388in" fo:margin-bottom="0in" fo:text-indent="0.5in"/>
    </style:style>
    <style:style style:name="T68" style:parent-style-name="DefaultParagraphFont" style:family="text">
      <style:text-properties style:font-name="Droid Serif" fo:color="#666666" fo:font-size="11pt" style:font-size-asian="11pt" style:font-size-complex="11pt"/>
    </style:style>
    <style:style style:name="P69" style:parent-style-name="NormalWeb" style:family="paragraph">
      <style:paragraph-properties fo:margin-top="0.1388in" fo:margin-bottom="0in"/>
    </style:style>
    <style:style style:name="T70" style:parent-style-name="DefaultParagraphFont" style:family="text">
      <style:text-properties style:font-name="Droid Serif" fo:color="#666666" fo:font-size="11pt" style:font-size-asian="11pt" style:font-size-complex="11pt"/>
    </style:style>
    <style:style style:name="P71" style:parent-style-name="NormalWeb" style:family="paragraph">
      <style:paragraph-properties style:vertical-align="baseline" fo:margin-top="0.1388in" fo:margin-bottom="0in"/>
      <style:text-properties style:font-name="Droid Serif" fo:color="#666666" fo:font-size="11pt" style:font-size-asian="11pt" style:font-size-complex="11pt"/>
    </style:style>
    <style:style style:name="P72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73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74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75" style:parent-style-name="Normal" style:family="paragraph">
      <style:paragraph-properties fo:text-align="center"/>
    </style:style>
    <style:style style:name="P76" style:parent-style-name="Normal" style:family="paragraph">
      <style:paragraph-properties style:vertical-align="auto" fo:margin-top="0.1388in" fo:text-indent="0.5in"/>
      <style:text-properties fo:hyphenate="true"/>
    </style:style>
    <style:style style:name="T77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T78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79" style:parent-style-name="Normal" style:family="paragraph">
      <style:paragraph-properties style:vertical-align="auto" fo:margin-top="0.1388in"/>
      <style:text-properties fo:hyphenate="true"/>
    </style:style>
    <style:style style:name="T80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81" style:parent-style-name="Normal" style:family="paragraph">
      <style:paragraph-properties fo:margin-top="0.1388in"/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82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83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84" style:parent-style-name="Normal" style:family="paragraph">
      <style:paragraph-properties fo:text-align="center"/>
    </style:style>
    <style:style style:name="P85" style:parent-style-name="Normal" style:family="paragraph">
      <style:paragraph-properties style:vertical-align="auto" fo:margin-top="0.1388in" fo:text-indent="0.25in"/>
      <style:text-properties fo:hyphenate="true"/>
    </style:style>
    <style:style style:name="T86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T87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88" style:parent-style-name="Normal" style:family="paragraph">
      <style:paragraph-properties style:vertical-align="auto" fo:margin-top="0.1388in"/>
      <style:text-properties fo:hyphenate="true"/>
    </style:style>
    <style:style style:name="T89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90" style:parent-style-name="Normal" style:family="paragraph">
      <style:paragraph-properties fo:margin-top="0.1388in"/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1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2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P95" style:parent-style-name="Normal" style:family="paragraph">
      <style:paragraph-properties fo:text-align="center"/>
    </style:style>
    <style:style style:name="P96" style:parent-style-name="Heading1" style:family="paragraph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Heading1" style:family="paragraph">
      <style:paragraph-properties fo:text-align="center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Web" style:family="paragraph">
      <style:paragraph-properties fo:margin-top="0.1388in" fo:margin-bottom="0in"/>
    </style:style>
    <style:style style:name="T101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02" style:parent-style-name="NormalWeb" style:family="paragraph">
      <style:paragraph-properties fo:margin-top="0.1388in" fo:margin-bottom="0in"/>
    </style:style>
    <style:style style:name="T103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04" style:parent-style-name="NormalWeb" style:family="paragraph">
      <style:paragraph-properties fo:margin-top="0.1388in" fo:margin-bottom="0in"/>
    </style:style>
    <style:style style:name="T105" style:parent-style-name="Hyperlink" style:family="text">
      <style:text-properties style:font-name="Droid Serif" fo:color="#1155CC" fo:font-size="11pt" style:font-size-asian="11pt" style:font-size-complex="11pt"/>
    </style:style>
    <style:style style:name="T106" style:parent-style-name="DefaultParagraphFont" style:family="text">
      <style:text-properties style:font-name="Droid Serif" fo:color="#666666" fo:font-size="11pt" style:font-size-asian="11pt" style:font-size-complex="11pt"/>
    </style:style>
    <style:style style:name="P107" style:parent-style-name="NormalWeb" style:family="paragraph">
      <style:paragraph-properties fo:margin-top="0.1388in" fo:margin-bottom="0in"/>
    </style:style>
    <style:style style:name="T108" style:parent-style-name="Hyperlink" style:family="text">
      <style:text-properties style:font-name="Droid Serif" fo:color="#1155CC" fo:font-size="11pt" style:font-size-asian="11pt" style:font-size-complex="11pt"/>
    </style:style>
    <style:style style:name="T109" style:parent-style-name="Hyperlink" style:family="text">
      <style:text-properties style:font-name="Droid Serif" fo:color="#1155CC" fo:font-size="11pt" style:font-size-asian="11pt" style:font-size-complex="11pt"/>
    </style:style>
    <style:style style:name="P110" style:parent-style-name="NormalWeb" style:family="paragraph">
      <style:paragraph-properties fo:margin-top="0.1388in" fo:margin-bottom="0in"/>
    </style:style>
    <style:style style:name="T111" style:parent-style-name="Hyperlink" style:family="text">
      <style:text-properties style:font-name="Droid Serif" fo:color="#1155CC" fo:font-size="11pt" style:font-size-asian="11pt" style:font-size-complex="11pt"/>
    </style:style>
    <style:style style:name="P112" style:parent-style-name="NormalWeb" style:family="paragraph">
      <style:paragraph-properties fo:margin-top="0.1388in" fo:margin-bottom="0in"/>
    </style:style>
    <style:style style:name="T113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14" style:parent-style-name="NormalWeb" style:family="paragraph">
      <style:paragraph-properties fo:margin-top="0.1388in" fo:margin-bottom="0in"/>
    </style:style>
    <style:style style:name="T115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16" style:parent-style-name="NormalWeb" style:family="paragraph">
      <style:paragraph-properties fo:margin-top="0.1388in" fo:margin-bottom="0in"/>
    </style:style>
    <style:style style:name="T117" style:parent-style-name="Hyperlink" style:family="text">
      <style:text-properties style:font-name="Droid Serif" fo:color="#1155CC" fo:font-size="11pt" style:font-size-asian="11pt" style:font-size-complex="11pt"/>
    </style:style>
    <style:style style:name="P118" style:parent-style-name="NormalWeb" style:family="paragraph">
      <style:paragraph-properties fo:margin-top="0.1388in" fo:margin-bottom="0in"/>
    </style:style>
    <style:style style:name="T119" style:parent-style-name="Hyperlink" style:family="text">
      <style:text-properties style:font-name="Droid Serif" fo:color="#1155CC" fo:font-size="11pt" style:font-size-asian="11pt" style:font-size-complex="11pt"/>
    </style:style>
    <style:style style:name="T120" style:parent-style-name="Hyperlink" style:family="text">
      <style:text-properties style:font-name="Droid Serif" fo:color="#1155CC" fo:font-size="11pt" style:font-size-asian="11pt" style:font-size-complex="11pt"/>
    </style:style>
    <style:style style:name="P121" style:parent-style-name="NormalWeb" style:family="paragraph">
      <style:paragraph-properties fo:margin-top="0.1388in" fo:margin-bottom="0in"/>
    </style:style>
    <style:style style:name="T122" style:parent-style-name="Hyperlink" style:family="text">
      <style:text-properties style:font-name="Droid Serif" fo:color="#1155CC" fo:font-size="11pt" style:font-size-asian="11pt" style:font-size-complex="11pt"/>
    </style:style>
    <style:style style:name="P123" style:parent-style-name="NormalWeb" style:family="paragraph">
      <style:paragraph-properties fo:margin-top="0.1388in" fo:margin-bottom="0in"/>
    </style:style>
    <style:style style:name="T124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25" style:parent-style-name="NormalWeb" style:family="paragraph">
      <style:paragraph-properties fo:margin-top="0.1388in" fo:margin-bottom="0in"/>
    </style:style>
    <style:style style:name="T126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T127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28" style:parent-style-name="NormalWeb" style:family="paragraph">
      <style:paragraph-properties fo:margin-top="0.1388in" fo:margin-bottom="0in"/>
    </style:style>
    <style:style style:name="T129" style:parent-style-name="Hyperlink" style:family="text">
      <style:text-properties style:font-name="Droid Serif" fo:color="#1155CC" fo:font-size="11pt" style:font-size-asian="11pt" style:font-size-complex="11pt"/>
    </style:style>
    <style:style style:name="T130" style:parent-style-name="DefaultParagraphFont" style:family="text">
      <style:text-properties style:font-name="Droid Serif" fo:color="#666666" fo:font-size="11pt" style:font-size-asian="11pt" style:font-size-complex="11pt"/>
    </style:style>
    <style:style style:name="P131" style:parent-style-name="NormalWeb" style:family="paragraph">
      <style:paragraph-properties fo:margin-top="0.1388in" fo:margin-bottom="0in"/>
    </style:style>
    <style:style style:name="T132" style:parent-style-name="Hyperlink" style:family="text">
      <style:text-properties style:font-name="Droid Serif" fo:color="#1155CC" fo:font-size="11pt" style:font-size-asian="11pt" style:font-size-complex="11pt"/>
    </style:style>
    <style:style style:name="P133" style:parent-style-name="NormalWeb" style:family="paragraph">
      <style:paragraph-properties fo:margin-top="0.1388in" fo:margin-bottom="0in"/>
    </style:style>
    <style:style style:name="T134" style:parent-style-name="Hyperlink" style:family="text">
      <style:text-properties style:font-name="Droid Serif" fo:color="#1155CC" fo:font-size="11pt" style:font-size-asian="11pt" style:font-size-complex="11pt"/>
    </style:style>
    <style:style style:name="P135" style:parent-style-name="NormalWeb" style:family="paragraph">
      <style:paragraph-properties fo:margin-top="0.1388in" fo:margin-bottom="0in"/>
    </style:style>
    <style:style style:name="T136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37" style:parent-style-name="NormalWeb" style:family="paragraph">
      <style:paragraph-properties fo:margin-top="0.1388in" fo:margin-bottom="0in"/>
    </style:style>
    <style:style style:name="T138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T139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40" style:parent-style-name="NormalWeb" style:family="paragraph">
      <style:paragraph-properties fo:margin-top="0.1388in" fo:margin-bottom="0in"/>
    </style:style>
    <style:style style:name="T141" style:parent-style-name="Hyperlink" style:family="text">
      <style:text-properties style:font-name="Droid Serif" fo:color="#1155CC" fo:font-size="11pt" style:font-size-asian="11pt" style:font-size-complex="11pt"/>
    </style:style>
    <style:style style:name="T142" style:parent-style-name="DefaultParagraphFont" style:family="text">
      <style:text-properties style:font-name="Droid Serif" fo:color="#666666" fo:font-size="11pt" style:font-size-asian="11pt" style:font-size-complex="11pt"/>
    </style:style>
    <style:style style:name="P143" style:parent-style-name="NormalWeb" style:family="paragraph">
      <style:paragraph-properties fo:margin-top="0.1388in" fo:margin-bottom="0in"/>
    </style:style>
    <style:style style:name="T144" style:parent-style-name="Hyperlink" style:family="text">
      <style:text-properties style:font-name="Droid Serif" fo:color="#1155CC" fo:font-size="11pt" style:font-size-asian="11pt" style:font-size-complex="11pt"/>
    </style:style>
    <style:style style:name="P145" style:parent-style-name="NormalWeb" style:family="paragraph">
      <style:paragraph-properties fo:margin-top="0.1388in" fo:margin-bottom="0in"/>
    </style:style>
    <style:style style:name="T146" style:parent-style-name="Hyperlink" style:family="text">
      <style:text-properties style:font-name="Droid Serif" fo:color="#1155CC" fo:font-size="11pt" style:font-size-asian="11pt" style:font-size-complex="11pt"/>
    </style:style>
    <style:style style:family="graphic" style:name="a1" style:parent-style-name="Graphics">
      <style:graphic-properties fo:border="0.01042in none" fo:background-color="transparent" fo:clip="rect(0in, 0.26807in, 0in, 0.26807in)" draw:luminance="0%" draw:contrast="0%" draw:image-opacity="100%"/>
    </style:style>
    <style:style style:family="graphic" style:name="a2" style:parent-style-name="Graphics">
      <style:graphic-properties fo:border="0.04167in solid #000000" fo:background-color="transparent" style:wrap="parallel" style:wrap-contour="false" style:horizontal-rel="page-content" style:vertical-rel="page-content" style:shadow="0.02946in 0.02946in 0pc #000000" style:horizontal-pos="from-left" style:vertical-pos="from-top"/>
    </style:style>
    <style:style style:family="graphic" style:name="a3" style:parent-style-name="Graphics">
      <style:graphic-properties fo:border="0.04167in solid #000000" fo:background-color="transparent" style:wrap="parallel" style:wrap-contour="false" style:horizontal-rel="page-content" style:vertical-rel="page-content" style:shadow="0.02946in 0.02946in 0pc #000000" style:horizontal-pos="from-left" style:vertical-pos="from-top"/>
    </style:style>
  </office:automatic-styles>
  <office:body>
    <office:text text:use-soft-page-breaks="true">
      <text:p text:style-name="P1"><text:bookmark-start text:name="_nj23sjpj5u97"/><text:bookmark-end text:name="_nj23sjpj5u97"/>ETL PROJECT REPORT</text:p>
      <text:p text:style-name="P3"><text:bookmark-start text:name="_dw2dac9r7xzm"/><text:bookmark-end text:name="_dw2dac9r7xzm"/><text:span text:style-name="T4">Bikeshare Program</text:span></text:p>
      <text:p text:style-name="P5">December 19, 2020</text:p>
      <text:p text:style-name="P6"><draw:frame draw:style-name="a1" draw:name="image1.jpg" text:anchor-type="as-char" svg:x="0in" svg:y="0in" svg:width="6.4634in" svg:height="4.5693in" style:rel-width="scale" style:rel-height="scale"><draw:image xlink:href="media/image2.jpeg" xlink:type="simple" xlink:show="embed" xlink:actuate="onLoad"/><svg:title/><svg:desc>placeholder image</svg:desc></draw:frame></text:p>
      <text:p text:style-name="P7"><text:span text:style-name="T8">Catherine Tratnik</text:span></text:p>
      <text:p text:style-name="P9"><text:span text:style-name="T10">Manisha Lal</text:span></text:p>
      <text:p text:style-name="P11"><text:span text:style-name="T12">Myfanwy Brown-Robinson</text:span></text:p>
      <text:p text:style-name="P13"><text:span text:style-name="T14">Rubalpreet Bhullar</text:span></text:p>
      <text:p text:style-name="P15"><text:span text:style-name="T16">Sharanvika Jegatheeswaran</text:span></text:p>
      <text:p text:style-name="P17"/>
      <text:p text:style-name="P18"/>
      <text:p text:style-name="P19"/>
      <text:h text:style-name="Heading1" text:outline-level="1"><text:bookmark-start text:name="_yspy8tt3f0xe"/><text:bookmark-end text:name="_yspy8tt3f0xe"/><text:soft-page-break/><text:span text:style-name="T20">INTRODUCTION</text:span></text:h>
      <text:p text:style-name="P21"><text:span text:style-name="T22">Bike-sharing is a form of transportations that has seen a<text:s/></text:span><text:span text:style-name="T23">significant increase in usage globally. The current shift to usage of more sustainable transportation is a trend that embraces the onset of reducing carbon emissions and allocated capital investments from urban transport. The onset helps our economy benefi</text:span><text:span text:style-name="T24">ts our economy by encouraging methods in preventing global warming, which in turn allows us to allocate the extra capital investment into other projects that can further provide a stable infrastructure. Not only does this program provide benefits to our ec</text:span><text:span text:style-name="T25">onomy but it also encourages our public to maintain a healthy lifestyle.</text:span></text:p>
      <text:p text:style-name="P26"><text:span text:style-name="T27">As the Ministry of Transportation, we want to understand the feasibility of implementing a bike-sharing program across Canada. In Canada, we chose two major cities, Toronto &amp; Vancouve</text:span><text:span text:style-name="T28">r, that already have a prototype bike-sharing program implemented and are active in gathering insight on bike-sharing programs. We chose to compare the efficiency of this program from a country with a similar economy as Canada, the US economy.  The two cit</text:span><text:span text:style-name="T29">ies, Boston, and New York will be used as a comparison sample against Toronto and Vancouver. </text:span></text:p>
      <text:h text:style-name="Heading1" text:outline-level="1"><text:span text:style-name="T30">EXTRACTION</text:span></text:h>
      <text:p text:style-name="P31"><text:span text:style-name="T32">Data Source:</text:span></text:p>
      <text:p text:style-name="P33"><text:span text:style-name="T34">The datasets pertaining to bike usage information was pulled from their respective bike-share program website. The website provided us wit</text:span><text:span text:style-name="T35">h CSV files with a vast amount of historical data. About the timeliness of the document the dataset used in this project is from the year 2019.</text:span></text:p>
      <text:p text:style-name="P36"><text:span text:style-name="T37">Further details pertaining to station information was pulled from the site “Bike Share Research” which is an ope</text:span><text:span text:style-name="T38">n platform consisting of global data concerning bike share. From this website we pulled an API data feed that specialized in information regarding the station.</text:span></text:p>
      <text:p text:style-name="P39"><text:span text:style-name="T40">To enrich our database, we also gathered historical data regarding weather patterns from the fou</text:span><text:span text:style-name="T41">r cities, Toronto, Vancouver, Boston, and New York. With this data we can compare the likelihood of usage of bike-share when we have the weather as a factor that influences the usage rate.</text:span></text:p>
      <text:p text:style-name="P42">Details pertaining to the usage, station, and weather are critical<text:s/>components in enriching our database, but we also needed a capital perspective which allows us to compare the price index for the bike based on usage in time intervals. The price list data was scraped from the respective bike-share program websites. </text:p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<text:span text:style-name="T50">Data Modeling &amp; Engineering</text:span><text:span text:style-name="T51">:</text:span></text:p>
      <text:p text:style-name="P52"><text:span text:style-name="T53"><draw:frame draw:z-index="251659264" draw:style-name="a2" draw:name="Picture 4" text:anchor-type="paragraph" svg:x="3.69167in" svg:y="1.32639in" svg:width="2.69792in" svg:height="3.4375in" style:rel-width="scale" style:rel-height="scale"><draw:image xlink:href="media/image3.png" xlink:type="simple" xlink:show="embed" xlink:actuate="onLoad"/><svg:title/><svg:desc/></draw:frame></text:span><text:span text:style-name="T54"><draw:frame draw:z-index="251658240" draw:style-name="a3" draw:name="Picture 3" text:anchor-type="paragraph" svg:x="-0.16042in" svg:y="1.31806in" svg:width="3.72361in" svg:height="3.44653in" style:rel-width="scale" style:rel-height="scale"><draw:image xlink:href="media/image4.png" xlink:type="simple" xlink:show="embed" xlink:actuate="onLoad"/><svg:title/><svg:desc/></draw:frame></text:span><text:span text:style-name="T55"><text:s/>Due to various forms of a dataset, we created an Entity Relationship Diagram (ERD) to help sort our data and provide insight into merging our tables for our database. A database then created a based on the ERD aiming to look at six main aspects regarding location, member type, pricing, station, bike, and ridership information.</text:span><text:span text:style-name="T56"> </text:span></text:p>
      <text:h text:style-name="Heading1" text:outline-level="1"><text:span text:style-name="T57">TRANSFORM</text:span></text:h>
      <text:p text:style-name="P58"><text:span text:style-name="T59">In the next stage we aimed to retrieve a clean dataset for each city. Since the data we are working with is an annual d</text:span><text:span text:style-name="T60">ataset we had to combine the monthly and quarterly files for each city to form a data set pertaining to bike share data in Toronto, Vancouver, Boston, and New York.  Jupyter notebook was used to combine and clean the data.</text:span></text:p>
      <text:p text:style-name="P61"><text:span text:style-name="T62">Steps Taken:</text:span></text:p>
      <text:list text:style-name="LFO1" text:continue-numbering="true">
        <text:list-item>
          <text:p text:style-name="P63">Retrieved columns needed for analysis and dropped all extraneous columns</text:p>
        </text:list-item>
        <text:list-item>
          <text:p text:style-name="P64">Identified rows with incomplete information and dropped row with missing information</text:p>
        </text:list-item>
        <text:list-item>
          <text:p text:style-name="P65">Replaced the column names to be uniform across all four city datasets.</text:p>
        </text:list-item>
      </text:list>
      <text:p text:style-name="P66">**[final DF image goes here + sample DF script]**</text:p>
      <text:p text:style-name="P67"><text:span text:style-name="T68">In a separate notebook we pulled the station &amp; location information for each city. Jupyter notebook as used to retrieve the API data feeds and place the required data into a data frame.</text:span></text:p>
      <text:p text:style-name="P69"><text:span text:style-name="T70">Steps Taken:</text:span></text:p>
      <text:list text:style-name="LFO2" text:continue-numbering="true">
        <text:list-item>
          <text:p text:style-name="P71">Created a get request to retrieve data on one city<text:s/>and then proceeded to print JSON for all launchpads</text:p>
        </text:list-item>
        <text:list-item>
          <text:p text:style-name="P72">A list was then created regarding the station and location data</text:p>
        </text:list-item>
        <text:list-item>
          <text:p text:style-name="P73">For loop was ingested to male request and parse the station’s URL and A data frame was then built from this pulled data</text:p>
        </text:list-item>
        <text:list-item>
          <text:p text:style-name="P74">A For Loop was then<text:s/>created to read scripts across all four city API data feeds.</text:p>
        </text:list-item>
      </text:list>
      <text:p text:style-name="P75">**[final DF image goes here + sample DF script]**</text:p>
      <text:p text:style-name="P76"><text:span text:style-name="T77">The historical weather CSV data was combined and then cleaned to form a dataset pertaining to historical weather information that is likely to af</text:span><text:span text:style-name="T78">fect the ridership usage. Jupyter notebook was used to retrieve to combine and clean the data</text:span></text:p>
      <text:p text:style-name="P79"><text:span text:style-name="T80">Steps Taken:</text:span></text:p>
      <text:list text:style-name="LFO3" text:continue-numbering="true">
        <text:list-item>
          <text:p text:style-name="P81">Retrieved columns needed for analysis and dropped all extraneous columns</text:p>
        </text:list-item>
        <text:list-item>
          <text:p text:style-name="P82">Identified rows with incomplete information and dropped row with missing information</text:p>
        </text:list-item>
        <text:list-item>
          <text:p text:style-name="P83">Replaced the column names to be uniform across all four city datasets.</text:p>
        </text:list-item>
      </text:list>
      <text:p text:style-name="P84">**[final DF image goes here + sample DF script]**</text:p>
      <text:p text:style-name="P85"><text:span text:style-name="T86">The pricing index was scraped from the bike share program websites to form a dataset. In the Jupyter notebook we set an execut</text:span><text:span text:style-name="T87">able path and retrieve the required data.</text:span></text:p>
      <text:p text:style-name="P88"><text:span text:style-name="T89">Steps Taken:</text:span></text:p>
      <text:list text:style-name="LFO4" text:continue-numbering="true">
        <text:list-item>
          <text:p text:style-name="P90">Set Executable Path &amp; Initialize Chrome Browser</text:p>
        </text:list-item>
        <text:list-item>
          <text:p text:style-name="P91">Visit the site and parse the HTML with BS (BeautifulSoup)</text:p>
        </text:list-item>
        <text:list-item>
          <text:p text:style-name="P92">Scraped the pricing index of transportation usage and time allocated fees.</text:p>
        </text:list-item>
      </text:list>
      <text:p text:style-name="P93">**[final DF<text:s/>image goes here + sample DF script]**</text:p>
      <text:p text:style-name="P94"/>
      <text:p text:style-name="P95"/>
      <text:h text:style-name="P96" text:outline-level="1">LOAD TO DATABASE</text:h>
      <text:p text:style-name="Normal"/>
      <text:h text:style-name="Heading1" text:outline-level="1"><text:span text:style-name="T97">CONCLUSION</text:span></text:h>
      <text:p text:style-name="Normal"/>
      <text:h text:style-name="P98" text:outline-level="1"><text:span text:style-name="T99">REFERENCES</text:span></text:h>
      <text:p text:style-name="P100"><text:span text:style-name="T101">Toronto</text:span></text:p>
      <text:p text:style-name="P102"><text:a xlink:href="https://ckan0.cf.opendata.inter.prod-toronto.ca/download_resource/e69c5761-e0ed-4999-9426-8174f848b11a" office:target-frame-name="_top" xlink:show="replace"><text:span text:style-name="T103">https://ckan0.cf.opendata.inter.prod-toronto.ca/download_resource/e69c5761-e0ed-4999-9426-8174f848b11a</text:span></text:a></text:p>
      <text:p text:style-name="P104"><text:a xlink:href="https://toronto-us.publicbikesystem.net/ube/gbfs/v1/en/station_information" office:target-frame-name="_top" xlink:show="replace"><text:span text:style-name="T105">https://toronto-us.publicbikesystem.net/ube/gbfs/v1/en/station_information</text:span></text:a><text:span text:style-name="T106"> </text:span></text:p>
      <text:p text:style-name="P107"><text:a xlink:href="https://www.worldweatheronline.com/toronto-weather-history/ontario/ca.aspx" office:target-frame-name="_top" xlink:show="replace"><text:span text:style-name="T108">https://www.worldweatheronline.</text:span><text:span text:style-name="T109">com/toronto-weather-history/ontario/ca.aspx</text:span></text:a></text:p>
      <text:p text:style-name="P110"><text:a xlink:href="https://bikesharetoronto.com/pricing/" office:target-frame-name="_top" xlink:show="replace"><text:span text:style-name="T111">https://bikesharetoronto.com/pricing/</text:span></text:a></text:p>
      <text:soft-page-break/>
      <text:p text:style-name="P112"><text:span text:style-name="T113">Vancouver</text:span></text:p>
      <text:p text:style-name="P114"><text:a xlink:href="https://www.mobibikes.ca/en/system-data" office:target-frame-name="_top" xlink:show="replace"><text:span text:style-name="T115">https://www.mobibikes.ca/en/system-data</text:span></text:a></text:p>
      <text:p text:style-name="P116"><text:a xlink:href="https://vancouver-gbfs.smoove.pro/gbfs/en/station_information.json" office:target-frame-name="_top" xlink:show="replace"><text:span text:style-name="T117">https://vancouver-gbfs.smoove.pro/gbfs/en/station_information.json</text:span></text:a></text:p>
      <text:p text:style-name="P118"><text:a xlink:href="https://www.worldweatheronline.com/vancouver-weather-history/british-columbia/ca.aspx" office:target-frame-name="_top" xlink:show="replace"><text:span text:style-name="T119">https://www.wo</text:span><text:span text:style-name="T120">rldweatheronline.com/vancouver-weather-history/british-columbia/ca.aspx</text:span></text:a></text:p>
      <text:p text:style-name="P121"><text:a xlink:href="https://www.mobibikes.ca/en/offers-subscription" office:target-frame-name="_top" xlink:show="replace"><text:span text:style-name="T122">https://www.mobibikes.ca/en/offers-subscription</text:span></text:a></text:p>
      <text:p text:style-name="P123"><text:span text:style-name="T124">Boston </text:span></text:p>
      <text:p text:style-name="P125"><text:a xlink:href="https://www.bluebikes.com/system-data" office:target-frame-name="_top" xlink:show="replace"><text:span text:style-name="T126">https://</text:span><text:span text:style-name="T127">www.bluebikes.com/system-data</text:span></text:a></text:p>
      <text:p text:style-name="P128"><text:a xlink:href="https://gbfs.bluebikes.com/gbfs/en/station_information.json" office:target-frame-name="_top" xlink:show="replace"><text:span text:style-name="T129">https://gbfs.bluebikes.com/gbfs/en/station_information.json</text:span></text:a><text:span text:style-name="T130"> </text:span></text:p>
      <text:p text:style-name="P131"><text:a xlink:href="https://www.worldweatheronline.com/boston-weather/massachusetts/us.aspx" office:target-frame-name="_top" xlink:show="replace"><text:span text:style-name="T132">https://www.worldweatheronline.com/boston-weather/massachusetts/us.aspx</text:span></text:a></text:p>
      <text:p text:style-name="P133"><text:a xlink:href="https://www.bluebikes.com/pricing" office:target-frame-name="_top" xlink:show="replace"><text:span text:style-name="T134">https://www.bluebikes.com/pricing</text:span></text:a></text:p>
      <text:p text:style-name="P135"><text:span text:style-name="T136">New York</text:span></text:p>
      <text:p text:style-name="P137"><text:a xlink:href="https://www.citibikenyc.com/system-data" office:target-frame-name="_top" xlink:show="replace"><text:span text:style-name="T138">https://www.citibikenyc.com/syst</text:span><text:span text:style-name="T139">em-data</text:span></text:a></text:p>
      <text:p text:style-name="P140"><text:a xlink:href="https://gbfs.citibikenyc.com/gbfs/en/station_information.json" office:target-frame-name="_top" xlink:show="replace"><text:span text:style-name="T141">https://gbfs.citibikenyc.com/gbfs/en/station_information.json</text:span></text:a><text:span text:style-name="T142"> </text:span></text:p>
      <text:p text:style-name="P143"><text:a xlink:href="https://www.worldweatheronline.com/new-york-weather/new-york/us.aspx" office:target-frame-name="_top" xlink:show="replace"><text:span text:style-name="T144">https://www.worldweatheronline.com/new-york-weather/new-york/us.aspx</text:span></text:a></text:p>
      <text:p text:style-name="P145"><text:a xlink:href="https://www.citibikenyc.com/pricing" office:target-frame-name="_top" xlink:show="replace"><text:span text:style-name="T146">https://www.citibikenyc.com/pricing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roid Serif" svg:font-family="Droid Serif" style:font-family-generic="system" style:font-pitch="variable"/>
    <style:font-face style:name="Oswald" svg:font-family="Oswald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Droid Serif" style:font-name-asian="Droid Serif" style:font-name-complex="Droid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66666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margin-top="0.3333in"/>
      <style:text-properties style:font-name="Oswald" style:font-name-asian="Oswald" style:font-name-complex="Oswald" fo:color="#B45F06" fo:font-size="14pt" style:font-size-asian="14pt" style:font-size-complex="14pt" fo:hyphenate="false"/>
    </style:style>
    <style:style style:name="Heading2" style:display-name="Heading 2" style:family="paragraph" style:parent-style-name="Normal" style:next-style-name="Standard" style:default-outline-level="2">
      <style:text-properties style:font-name="Oswald" style:font-name-asian="Oswald" style:font-name-complex="Oswald" fo:color="#783F04" fo:hyphenate="false"/>
    </style:style>
    <style:style style:name="Heading3" style:display-name="Heading 3" style:family="paragraph" style:parent-style-name="Normal" style:next-style-name="Standard" style:default-outline-level="3">
      <style:paragraph-properties fo:text-align="center"/>
      <style:text-properties fo:font-weight="bold" style:font-weight-asian="bold" fo:color="#783F04" fo:font-size="18pt" style:font-size-asian="18pt" style:font-size-complex="18pt" fo:hyphenate="false"/>
    </style:style>
    <style:style style:name="Heading4" style:display-name="Heading 4" style:family="paragraph" style:parent-style-name="Normal" style:next-style-name="Standard" style:default-outline-level="4">
      <style:text-properties style:font-name="Oswald" style:font-name-asian="Oswald" style:font-name-complex="Oswa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1388in" fo:line-height="13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text-align="center"/>
      <style:text-properties style:font-name="Oswald" style:font-name-asian="Oswald" style:font-name-complex="Oswald" fo:color="#B45F06" fo:font-size="42pt" style:font-size-asian="42pt" style:font-size-complex="42pt" fo:hyphenate="false"/>
    </style:style>
    <style:style style:name="Subtitle" style:display-name="Subtitle" style:family="paragraph" style:parent-style-name="Normal" style:next-style-name="Standard">
      <style:paragraph-properties fo:text-align="center" fo:margin-top="0.0833in"/>
      <style:text-properties fo:font-style="italic" style:font-style-asian="italic" fo:font-size="13pt" style:font-size-asian="13pt" style:font-size-complex="13pt" fo:hyphenate="false"/>
    </style:style>
    <style:style style:name="Footer" style:display-name="Footer" style:family="paragraph" style:parent-style-name="Standard"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font-size-complex="12pt" style:language-asian="en" style:country-asian="CA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in" fo:margin-left="1in" fo:margin-bottom="0.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7in"/>
      </style:footer-style>
    </style:page-layout>
    <style:style style:name="P2" style:parent-style-name="Head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 draw:image-opacity="70%"/>
    </style:style>
  </office:automatic-styles>
  <office:master-styles>
    <style:master-page style:name="MP0" style:page-layout-name="PL0">
      <style:header>
        <text:p text:style-name="P2"/>
      </style:header>
      <style:footer>
        <text:h text:style-name="Heading4" text:outline-level="4"><draw:frame draw:z-index="251659264" draw:style-name="a0" draw:name="Picture 2" text:anchor-type="paragraph" svg:x="0in" svg:y="-0.16148in" svg:width="1.32917in" svg:height="0.4875in" style:rel-width="scale" style:rel-height="scale"><draw:image xlink:href="media/image1.png" xlink:type="simple" xlink:show="embed" xlink:actuate="onLoad"/><svg:title/><svg:desc>Logo

Description automatically generated</svg:desc></draw:frame><text:page-number text:fixed="false">1</text:page-number><text:s text:c="2"/><text:bookmark-start text:name="_37o5xb65948r"/><text:bookmark-end text:name="_37o5xb65948r"/></text:h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ranvika Jegatheeswaran</dc:creator>
    <meta:creation-date>2020-12-14T23:45:00Z</meta:creation-date>
    <dc:date>2020-12-17T03:06:00Z</dc:date>
    <meta:template xlink:href="Normal" xlink:type="simple"/>
    <meta:editing-cycles>19</meta:editing-cycles>
    <meta:editing-duration>PT26220S</meta:editing-duration>
    <meta:document-statistic meta:page-count="5" meta:paragraph-count="14" meta:word-count="1095" meta:character-count="7325" meta:row-count="52" meta:non-whitespace-character-count="6244"/>
  </office:meta>
</office:document-meta>
</file>